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rsid="001827c1" officeooo:paragraph-rsid="001827c1"/>
    </style:style>
    <style:style style:name="P2" style:family="paragraph" style:parent-style-name="Standard">
      <style:paragraph-properties fo:line-height="150%" fo:text-align="end" style:justify-single-word="false"/>
      <style:text-properties officeooo:rsid="001827c1" officeooo:paragraph-rsid="001827c1"/>
    </style:style>
    <style:style style:name="P3" style:family="paragraph" style:parent-style-name="Standard">
      <style:paragraph-properties fo:line-height="150%" fo:text-align="justify" style:justify-single-word="false"/>
      <style:text-properties officeooo:rsid="001827c1" officeooo:paragraph-rsid="001827c1"/>
    </style:style>
    <style:style style:name="P4" style:family="paragraph" style:parent-style-name="Standard">
      <style:paragraph-properties fo:line-height="150%" fo:text-align="justify" style:justify-single-word="false"/>
      <style:text-properties officeooo:rsid="0018a64a" officeooo:paragraph-rsid="0018a64a"/>
    </style:style>
    <style:style style:name="P5" style:family="paragraph" style:parent-style-name="Standard">
      <style:paragraph-properties fo:line-height="100%" fo:text-align="start" style:justify-single-word="false"/>
      <style:text-properties officeooo:rsid="0018a64a" officeooo:paragraph-rsid="0018a64a"/>
    </style:style>
    <style:style style:name="P6" style:family="paragraph" style:parent-style-name="Standard">
      <style:paragraph-properties fo:line-height="150%" fo:text-align="justify" style:justify-single-word="false"/>
      <style:text-properties officeooo:paragraph-rsid="001827c1"/>
    </style:style>
    <style:style style:name="P7" style:family="paragraph" style:parent-style-name="Standard">
      <style:paragraph-properties fo:line-height="100%" fo:text-align="start" style:justify-single-word="false"/>
      <style:text-properties officeooo:rsid="001bb1e5" officeooo:paragraph-rsid="001bb1e5"/>
    </style:style>
    <style:style style:name="P8" style:family="paragraph" style:parent-style-name="Standard">
      <style:paragraph-properties fo:line-height="100%" fo:text-align="start" style:justify-single-word="false"/>
      <style:text-properties officeooo:rsid="001d1d40" officeooo:paragraph-rsid="001d1d40"/>
    </style:style>
    <style:style style:name="T1" style:family="text">
      <style:text-properties officeooo:rsid="001827c1"/>
    </style:style>
    <style:style style:name="T2" style:family="text">
      <style:text-properties fo:font-weight="bold" style:font-weight-asian="bold" style:font-weight-complex="bold"/>
    </style:style>
    <style:style style:name="T3" style:family="text">
      <style:text-properties officeooo:rsid="001887bc"/>
    </style:style>
    <style:style style:name="T4" style:family="text">
      <style:text-properties officeooo:rsid="0018a64a"/>
    </style:style>
    <style:style style:name="T5" style:family="text">
      <style:text-properties fo:font-weight="normal" style:font-weight-asian="normal" style:font-weight-complex="normal"/>
    </style:style>
    <style:style style:name="T6" style:family="text">
      <style:text-properties fo:font-weight="normal" officeooo:rsid="001cad16" style:font-weight-asian="normal" style:font-weight-complex="normal"/>
    </style:style>
    <style:style style:name="T7" style:family="text">
      <style:text-properties officeooo:rsid="0018c473"/>
    </style:style>
    <style:style style:name="T8" style:family="text">
      <style:text-properties officeooo:rsid="001a8039"/>
    </style:style>
    <style:style style:name="T9" style:family="text">
      <style:text-properties officeooo:rsid="001cad16"/>
    </style:style>
    <style:style style:name="T10" style:family="text">
      <style:text-properties officeooo:rsid="001d1d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IMPACTO <text:s/>DOS VAZAMENTOS DE DADOS EM EMPRESAS ONLINE</text:span> </text:p>
      <text:p text:style-name="P2">Dennis van den Berg</text:p>
      <text:p text:style-name="P3"/>
      <text:p text:style-name="P6"><text:span text:style-name="T1"><text:tab/>Não é incomum mais ouvirmos notícias de vazamentos de dados nos noticiários. </text:span><text:span text:style-name="T3">Com o aumento da digitalização das empresas, também aumentou os ataque cibernéticos. Segundo o </text:span><text:span text:style-name="T4">Grupo</text:span><text:span text:style-name="T3"> Amanh</text:span><text:span text:style-name="T4">ã</text:span><text:span text:style-name="T3">, o Brasil sofreu mais de 88,5 bilhões de tentativas de ataques no ano de 2021. </text:span><text:span text:style-name="T1"><text:s/></text:span><text:span text:style-name="T4">Ferreira relata que a questão não é mais de “se” uma empresa vai sofrer um ataque cibernético mas de quando este ataque vai ocorre. </text:span><text:span text:style-name="T7">Ele ainda descreve os dados como o “Petróleo mal explorado”, onde temos várias empresas com muitos dados, mas sem fazer bom uso dele, enquanto do outro lado temos pessoas com más intenções fazendo mau uso destes dados. </text:span></text:p>
      <text:p text:style-name="P6"><text:tab/><text:span text:style-name="T7">Os vazamentos de dados que ocorrem durantes estes ataques cibernéticos podem ter efeitos devastadores sobre as empresas. Poremba relata em um de seus artigos que 60% das pequenas empresas acabam decretando falência dentro de seis meses após os vazamentos de dados e as empresas maiores, apesar de não chegarem ao ponto de fechar tem enormes perdas financeiras. Além disso ela ainda relata que estes vazamentos ainda podem causar tensão na equipe da empresa, principalmente entre CEO e a equipe de TI, manchar o nome da empresa por longos períodos, pois geralmente notícias de vazamentos de dados permanecem por longos períodos na internet, </text:span><text:span text:style-name="T8">perda nas vendas, além de poder ter custos adicionais com penalidades legais. Bischoff ainda fez um estudo anali</text:span><text:span text:style-name="T9">s</text:span><text:span text:style-name="T8">ando o impacto que estes vazamentos teriam na bolsa de valores, onde relatou que as empresas costuma perder em torno de 3,55 do seu valor e que as empresas de tecnologia e finanç</text:span><text:span text:style-name="T9">as</text:span><text:span text:style-name="T8"> são as que mais sofrem perdas nestes casos. </text:span></text:p>
      <text:p text:style-name="P6"><text:span text:style-name="T1"><text:tab/></text:span><text:span text:style-name="T9">Os vazamento de dados tem consequências devastadoras as empresas e os ataques cibernéticos são inevitáveis, isso mostra e necessidade </text:span><text:span text:style-name="T10">das empresas estarem</text:span><text:span text:style-name="T9"> cada vez mais preparados para </text:span><text:span text:style-name="T10">prevenir estes ataques. Infelizmente apesar de já ter havido algum progresso com a o surgimento da LGPD (Lei Geral de Proteção dos Dados), ainda há uma resistência muito grande aos investimentos em cibersegurança por parte das empresas, sendo geralmente deixada em segundo plano. </text:span></text:p>
      <text:p text:style-name="P6"/>
      <text:p text:style-name="P4"><text:span text:style-name="T2">REFERÊNCIAS</text:span></text:p>
      <text:p text:style-name="P5"><text:span text:style-name="T5"/></text:p>
      <text:p text:style-name="P7"><text:span text:style-name="T5">BISCHOFF, Paul. How data breaches affect stock market share prices. </text:span><text:span text:style-name="T2">Comparitach</text:span><text:span text:style-name="T5">, </text:span><text:span text:style-name="T6">feb. 2021. Disponível em: </text:span><text:a xlink:type="simple" xlink:href="https://www.comparitech.com/blog/information-security/data-breach-share-price-analysis/" text:style-name="Internet_20_link" text:visited-style-name="Visited_20_Internet_20_Link"><text:span text:style-name="T6">https://www.comparitech.com/blog/information-security/data-breach-share-price-analysis/</text:span></text:a><text:span text:style-name="T6">. Acessado em: 17 de mar. 2022.</text:span></text:p>
      <text:p text:style-name="P5"><text:soft-page-break/><text:span text:style-name="T5"/></text:p>
      <text:p text:style-name="P5"><text:span text:style-name="T5">FERREIRA, Fabio. Por que o prejuízo do vazamento de dados é muito maior que o investimento em cibersegurança? </text:span><text:span text:style-name="T2">Tiinside</text:span><text:span text:style-name="T5">, jul. 2021. Disponível em: </text:span><text:a xlink:type="simple" xlink:href="https://tiinside.com.br/29/07/2021/por-que-o-prejuizo-do-vazamento-de-dados-e-muito-maior-que-o-investimento-em-ciberseguranca/" text:style-name="Internet_20_link" text:visited-style-name="Visited_20_Internet_20_Link"><text:span text:style-name="T5">https://tiinside.com.br/29/07/2021/por-que-o-prejuizo-do-vazamento-de-dados-e-muito-maior-que-o-investimento-em-ciberseguranca/</text:span></text:a><text:span text:style-name="T5"> Acessado em: 17 mar. 2022.</text:span></text:p>
      <text:p text:style-name="P5"><text:span text:style-name="T5"/></text:p>
      <text:p text:style-name="P8"><text:span text:style-name="T5">PROEMBA, Sue. 6 Potential Long-Term Impacts of a Data Breach. </text:span><text:span text:style-name="T2">SecurityIntelligence</text:span><text:span text:style-name="T5">, nov 2021. Disponível em: </text:span><text:a xlink:type="simple" xlink:href="https://securityintelligence.com/articles/long-term-impacts-security-breach/" text:style-name="Internet_20_link" text:visited-style-name="Visited_20_Internet_20_Link"><text:span text:style-name="T5">https://securityintelligence.com/articles/long-term-impacts-security-breach/</text:span></text:a><text:span text:style-name="T5">. Acessado em: 17 mar. 2022.</text:span></text:p>
      <text:p text:style-name="P5"><text:span text:style-name="T5"/></text:p>
      <text:p text:style-name="P5"><text:span text:style-name="T5">REDAÇÃO. Brasil sofreu mais de 88,5 bilhões de tentativas de ataques cibernéticos em 2021. </text:span><text:span text:style-name="T2">Grupo Amanhã</text:span><text:span text:style-name="T5">, fev. 2022. Disponível em: </text:span><text:a xlink:type="simple" xlink:href="https://amanha.com.br/categoria/tecnologia/brasil-sofreu-mais-de-88-5-bilhoes-de-tentativas-de-ataques-ciberneticos-em-2021#:~:text=AMANHÃ%20Sustentável-,Brasil%20sofreu%20mais%20de%2088%2C5%20bilhões%20de,de%20ataques%20cibernéticos%20em%202021&amp;text=O%20Brasil%20sofreu%20mais%20de,e%20automatizadas%20de%20segurança%20cibernética" text:style-name="Internet_20_link" text:visited-style-name="Visited_20_Internet_20_Link"><text:span text:style-name="T5">https://amanha.com.br/categoria/tecnologia/brasil-sofreu-mais-de-88-5-bilhoes-de-tentativas-de-ataques-ciberneticos-em-2021</text:span></text:a><text:span text:style-name="T5">. Acessado em: 17 mar. 2022</text:span></text:p>
      <text:p text:style-name="P5"><text:span text:style-name="T5"/></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09:17:02.252804495</meta:creation-date>
    <dc:date>2022-03-17T10:54:02.134361813</dc:date>
    <meta:editing-duration>PT13M7S</meta:editing-duration>
    <meta:editing-cycles>2</meta:editing-cycles>
    <meta:generator>LibreOffice/6.4.7.2$Linux_X86_64 LibreOffice_project/40$Build-2</meta:generator>
    <meta:document-statistic meta:table-count="0" meta:image-count="0" meta:object-count="0" meta:page-count="2" meta:paragraph-count="10" meta:word-count="445" meta:character-count="3163" meta:non-whitespace-character-count="2719"/>
  </office:meta>
</office:document-meta>
</file>